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language="en" fo:country="GB"/>
    </style:style>
    <style:style style:name="P2" style:family="paragraph" style:parent-style-name="Standard">
      <style:paragraph-properties fo:text-align="center" style:justify-single-word="false"/>
      <style:text-properties style:font-name="Arial" fo:language="en" fo:country="GB"/>
    </style:style>
    <style:style style:name="P3" style:family="paragraph" style:parent-style-name="Standard">
      <style:paragraph-properties fo:text-align="center" style:justify-single-word="false"/>
      <style:text-properties style:font-name="Arial" fo:language="en" fo:country="GB" fo:font-weight="bold" style:font-weight-asian="bold" style:font-weight-complex="bold"/>
    </style:style>
    <style:style style:name="P4" style:family="paragraph" style:parent-style-name="Standard">
      <style:paragraph-properties fo:text-align="center" style:justify-single-word="false"/>
      <style:text-properties style:font-name="Arial" fo:font-size="18pt" fo:language="en" fo:country="GB" fo:font-weight="bold" style:font-size-asian="18pt" style:font-weight-asian="bold" style:font-size-complex="18pt" style:font-weight-complex="bold"/>
    </style:style>
    <style:style style:name="P5" style:family="paragraph" style:parent-style-name="Standard">
      <style:paragraph-properties fo:text-align="center" style:justify-single-word="false"/>
      <style:text-properties style:font-name="Arial" fo:font-size="12pt" fo:language="en" fo:country="GB" fo:font-weight="bold" style:font-size-asian="12pt" style:font-weight-asian="bold" style:font-size-complex="12pt" style:font-weight-complex="bold"/>
    </style:style>
    <style:style style:name="P6" style:family="paragraph" style:parent-style-name="Standard">
      <style:paragraph-properties fo:text-align="center" style:justify-single-word="false"/>
      <style:text-properties style:font-name="Arial" fo:font-size="12pt" fo:language="en" fo:country="GB" fo:font-weight="bold" style:font-size-asian="12pt" style:font-weight-asian="bold" style:font-size-complex="12pt" style:font-weight-complex="bold"/>
    </style:style>
    <style:style style:name="P7" style:family="paragraph" style:parent-style-name="Standard">
      <style:text-properties style:font-name="Arial" fo:language="en" fo:country="GB"/>
    </style:style>
    <style:style style:name="P8" style:family="paragraph" style:parent-style-name="Standard">
      <style:paragraph-properties fo:text-align="center" style:justify-single-word="false"/>
      <style:text-properties style:font-name="Arial" fo:language="en" fo:country="GB" fo:font-weight="bold" style:font-weight-asian="bold" style:font-weight-complex="bold"/>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ommunities within a Social Network </text:p>
      <text:p text:style-name="P3">Author: L. Stepien </text:p>
      <text:p text:style-name="P3"/>
      <text:p text:style-name="P5">Overview</text:p>
      <text:p text:style-name="P1"><text:s/>This project investigate how social network switching from product A to product B depending on product reward points (mean product popularity) and number of other people connected in network. In first part I implement switching algorithm. I n secon part I will focus on visualization to display result of simulation to user.</text:p>
      <text:p text:style-name="P1"/>
      <text:p text:style-name="P5">Data</text:p>
      <text:p text:style-name="P1"><text:s/>The provided UCSD facebook data and added some data for purpose of the project. </text:p>
      <text:p text:style-name="P1"/>
      <text:p text:style-name="P3">Questions <text:s/></text:p>
      <text:p text:style-name="P1">For a given user, witch other user will switch to anoder product ? Is it depend of number of other friends using this product or depends if product is more attractive ?</text:p>
      <text:p text:style-name="P1"/>
      <text:p text:style-name="P2"><text:span text:style-name="T1"><text:s/>Algorithms, Data Structures and answer to question:</text:span> </text:p>
      <text:p text:style-name="P1">Main data structure. Each vertex represent user in community.</text:p>
      <text:p text:style-name="P1"/>
      <text:p text:style-name="P1">Algorithm:</text:p>
      <text:p text:style-name="P1">Input:(graph) Graph representing community</text:p>
      <text:p text:style-name="P1">Output: HashMap with data to simulation.</text:p>
      <text:p text:style-name="P1">// initialize variables......//</text:p>
      <text:p text:style-name="P1">init to visit queue</text:p>
      <text:p text:style-name="P1">while(!equibrium)</text:p>
      <text:p text:style-name="P1"><text:tab/>int counter of iteration</text:p>
      <text:p text:style-name="P1"><text:tab/><text:tab/>while(one iteration not done)</text:p>
      <text:p text:style-name="P1"><text:tab/>check vertex </text:p>
      <text:p text:style-name="P1"><text:tab/><text:tab/>if will swap</text:p>
      <text:p text:style-name="P1"><text:tab/><text:tab/><text:tab/>remove vertex from to visit queue</text:p>
      <text:p text:style-name="P1"><text:tab/><text:tab/><text:tab/>set equilibrium to false</text:p>
      <text:p text:style-name="P1"><text:tab/><text:tab/><text:tab/>add to peopleCounter</text:p>
      <text:p text:style-name="P1"><text:tab/><text:tab/>else</text:p>
      <text:p text:style-name="P1"><text:tab/><text:tab/><text:tab/>add vertex again to to visit</text:p>
      <text:p text:style-name="P1"><text:tab/><text:tab/>if no vertex to swap</text:p>
      <text:p text:style-name="P1"><text:tab/><text:tab/><text:tab/>equilibrium true</text:p>
      <text:p text:style-name="P1"><text:tab/><text:tab/>add iterationCounter</text:p>
      <text:p text:style-name="P1"><text:tab/>return HashMap</text:p>
      <text:p text:style-name="P1"/>
      <text:p text:style-name="P3">Algorithm <text:s/>Analysis, Limitations, Risk:</text:p>
      <text:p text:style-name="P1">This algorithm is runing O(n)log n because each iteration it must check all users do they will change to other product. It depends of product attraction do they will swap or not. Algorithm running smooth on big data set on my machine so I predict there should be not any problems with running.</text:p>
      <text:p text:style-name="P1"/>
      <text:p text:style-name="P3">Testing:</text:p>
      <text:p text:style-name="P1">I create small data unit for testing. I also test application on bigest data set. It looks like it running smooth. </text:p>
      <text:p text:style-name="P1"/>
      <text:p text:style-name="P3">Reflection:</text:p>
      <text:p text:style-name="P1">No problem for now. All running goo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9-09T11:13:41.98</meta:creation-date>
    <dc:date>2019-09-13T14:42:17.43</dc:date>
    <meta:editing-duration>PT1M45S</meta:editing-duration>
    <meta:editing-cycles>1</meta:editing-cycles>
    <meta:generator>OpenOffice/4.1.6$Win32 OpenOffice.org_project/416m1$Build-9790</meta:generator>
    <meta:document-statistic meta:table-count="0" meta:image-count="0" meta:object-count="0" meta:page-count="1" meta:paragraph-count="35" meta:word-count="275" meta:character-count="1713"/>
  </office:meta>
</office:document-meta>
</file>